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4000000958491BB46997A73C7.png" manifest:media-type="image/png"/>
  <manifest:file-entry manifest:full-path="Pictures/10000201000000EF000000E646FB0B3E99A9B801.png" manifest:media-type="image/png"/>
  <manifest:file-entry manifest:full-path="Pictures/10000000000000C80000009696EB0F993A2DAE38.jpg" manifest:media-type="image/jpeg"/>
  <manifest:file-entry manifest:full-path="Pictures/10000201000000F2000000C36A7C22B5D0D4984B.png" manifest:media-type="image/png"/>
  <manifest:file-entry manifest:full-path="Pictures/100002010000009500000070B1858ACF715E8821.png" manifest:media-type="image/png"/>
  <manifest:file-entry manifest:full-path="Pictures/10000201000000F6000000A0FC95035AC705FF26.png" manifest:media-type="image/png"/>
  <manifest:file-entry manifest:full-path="Pictures/10000201000001C200000167B486E7C337B7F93E.png" manifest:media-type="image/png"/>
  <manifest:file-entry manifest:full-path="Pictures/10000201000000D8000000A3082BF8D9805BC80C.png" manifest:media-type="image/png"/>
  <manifest:file-entry manifest:full-path="Pictures/100002010000013100000113F7CF902D98C4D153.png" manifest:media-type="image/png"/>
  <manifest:file-entry manifest:full-path="Pictures/1000000000000339000002F72853FF8C5B694765.png" manifest:media-type="image/png"/>
  <manifest:file-entry manifest:full-path="Pictures/1000020100000103000000931F185A88FDBCF235.png" manifest:media-type="image/png"/>
  <manifest:file-entry manifest:full-path="Pictures/1000020100000191000001540922470D10BE8D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11cm, 1.8cm, 1cm, 1.329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cm, 3.3cm, 1.091cm, -0.145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98cm, 2.337cm, 1.179cm, 1.798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24cm, 2.596cm, 0.903cm, 2.709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99cm, 0.771cm, 1.055cm, 0.499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1cm, 0.801cm, 1.799cm, 2.156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47cm, 0.601cm, 0.801cm, 0.817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99cm, 1.654cm, 0.65cm, 1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-0.099cm, 0.877cm, 0.442cm, 2.099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918cm, 1.871cm, 1.324cm, 3.838cm)" draw:image-opacity="100%" style:mirror="none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8cm" fo:min-width="0cm"/>
    </style:style>
    <style:style style:name="gr14" style:family="graphic" style:parent-style-name="standard">
      <style:graphic-properties draw:stroke="none" svg:stroke-color="#000000" draw:fill="none" draw:fill-color="#ffffff" fo:min-height="5.30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34cm"/>
    </style:style>
    <style:style style:name="gr17" style:family="graphic" style:parent-style-name="standard">
      <style:graphic-properties draw:stroke="none" svg:stroke-color="#000000" draw:fill="none" draw:fill-color="#ffffff" fo:min-height="2.45cm"/>
    </style:style>
    <style:style style:name="gr18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weight="bold"/>
    </style:style>
    <style:style style:name="P4" style:family="paragraph">
      <loext:graphic-properties draw:fill="none" draw:fill-color="#ffffff"/>
      <style:text-properties fo:color="#ff3333" fo:font-weight="bold"/>
    </style:style>
    <style:style style:name="P5" style:family="paragraph">
      <style:text-properties fo:color="#00cc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cc00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end"/>
      <style:text-properties fo:color="#ff3333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ff3333" fo:font-weight="bold" style:font-weight-asian="bold" style:font-weight-complex="bold"/>
    </style:style>
    <style:style style:name="P9" style:family="paragraph">
      <style:paragraph-properties fo:text-align="end"/>
      <style:text-properties fo:color="#9900ff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9900ff" fo:font-weight="bold" style:font-weight-asian="bold" style:font-weight-complex="bold"/>
    </style:style>
    <style:style style:name="P11" style:family="paragraph">
      <style:paragraph-properties fo:text-align="end"/>
      <style:text-properties fo:color="#00cc00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color="#00cc00" fo:font-weight="bold" style:font-weight-asian="bold" style:font-weight-complex="bold"/>
    </style:style>
    <style:style style:name="P13" style:family="paragraph">
      <style:paragraph-properties fo:text-align="start"/>
      <style:text-properties fo:color="#ff3333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ff3333" fo:font-weight="bold" style:font-weight-asian="bold" style:font-weight-complex="bold"/>
    </style:style>
    <style:style style:name="P15" style:family="paragraph">
      <style:text-properties fo:color="#ff9900" fo:font-weight="bold"/>
    </style:style>
    <style:style style:name="P16" style:family="paragraph">
      <loext:graphic-properties draw:fill="none" draw:fill-color="#ffffff"/>
      <style:text-properties fo:color="#ff9900" fo:font-size="14pt" fo:font-weight="bold" style:font-size-asian="14pt" style:font-size-complex="14pt"/>
    </style:style>
    <style:style style:name="P17" style:family="paragraph">
      <style:text-properties fo:color="#999999" fo:font-weight="bold"/>
    </style:style>
    <style:style style:name="P18" style:family="paragraph">
      <loext:graphic-properties draw:fill="none" draw:fill-color="#ffffff"/>
      <style:text-properties fo:color="#999999" fo:font-size="28pt" fo:font-weight="bold" style:font-size-asian="28pt" style:font-size-complex="2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cc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9900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81cm" svg:height="3.1cm" draw:transform="rotate (-3.14159265358979) translate (8.1cm 8.6cm)">
          <draw:image xlink:href="Pictures/10000201000000EF000000E646FB0B3E99A9B801.png" xlink:type="simple" xlink:show="embed" xlink:actuate="onLoad">
            <text:p/>
          </draw:image>
        </draw:frame>
        <draw:frame draw:style-name="gr2" draw:text-style-name="P1" draw:layer="layout" svg:width="3.899cm" svg:height="2.599cm" draw:transform="rotate (-1.5707963267949) translate (18.5cm 9cm)">
          <draw:image xlink:href="Pictures/10000000000000C80000009696EB0F993A2DAE38.jpg" xlink:type="simple" xlink:show="embed" xlink:actuate="onLoad">
            <text:p/>
          </draw:image>
        </draw:frame>
        <draw:frame draw:style-name="gr3" draw:text-style-name="P1" draw:layer="layout" svg:width="4.399cm" svg:height="3.299cm" draw:transform="rotate (-3.14159265358979) translate (12.999cm 8.7cm)">
          <draw:image xlink:href="Pictures/10000201000000F2000000C36A7C22B5D0D4984B.png" xlink:type="simple" xlink:show="embed" xlink:actuate="onLoad">
            <text:p/>
          </draw:image>
        </draw:frame>
        <draw:frame draw:style-name="gr4" draw:text-style-name="P1" draw:layer="layout" svg:width="2.799cm" svg:height="2.999cm" draw:transform="rotate (1.5707963267949) translate (15.701cm 19.399cm)">
          <draw:image xlink:href="Pictures/10000201000001C200000167B486E7C337B7F93E.png" xlink:type="simple" xlink:show="embed" xlink:actuate="onLoad">
            <text:p/>
          </draw:image>
        </draw:frame>
        <draw:frame draw:style-name="gr5" draw:text-style-name="P1" draw:layer="layout" svg:width="7.2cm" svg:height="3.2cm" svg:x="12.5cm" svg:y="20.9cm">
          <draw:image xlink:href="Pictures/1000020100000104000000958491BB46997A73C7.png" xlink:type="simple" xlink:show="embed" xlink:actuate="onLoad">
            <text:p/>
          </draw:image>
        </draw:frame>
        <draw:frame draw:style-name="gr6" draw:text-style-name="P1" draw:layer="layout" svg:width="7.799cm" svg:height="3.799cm" draw:transform="rotate (-1.5707963267949) translate (5cm 10cm)">
          <draw:image xlink:href="Pictures/100002010000013100000113F7CF902D98C4D153.png" xlink:type="simple" xlink:show="embed" xlink:actuate="onLoad">
            <text:p/>
          </draw:image>
        </draw:frame>
        <draw:frame draw:style-name="gr7" draw:text-style-name="P1" draw:layer="layout" svg:width="6.013cm" svg:height="3.2cm" svg:x="6.2cm" svg:y="20.9cm">
          <draw:image xlink:href="Pictures/10000201000000D8000000A3082BF8D9805BC80C.png" xlink:type="simple" xlink:show="embed" xlink:actuate="onLoad">
            <text:p/>
          </draw:image>
        </draw:frame>
        <draw:frame draw:style-name="gr8" draw:text-style-name="P1" draw:layer="layout" svg:width="2.599cm" svg:height="2.999cm" draw:transform="rotate (1.5707963267949) translate (15.801cm 16cm)">
          <draw:image xlink:href="Pictures/100002010000009500000070B1858ACF715E8821.png" xlink:type="simple" xlink:show="embed" xlink:actuate="onLoad">
            <text:p/>
          </draw:image>
        </draw:frame>
        <draw:frame draw:style-name="gr9" draw:text-style-name="P1" draw:layer="layout" svg:width="4.8cm" svg:height="4.463cm" svg:x="1.2cm" svg:y="19.651cm">
          <draw:image xlink:href="Pictures/10000201000000F6000000A0FC95035AC705FF26.png" xlink:type="simple" xlink:show="embed" xlink:actuate="onLoad">
            <text:p/>
          </draw:image>
        </draw:frame>
        <draw:frame draw:style-name="gr10" draw:text-style-name="P1" draw:layer="layout" svg:width="10.299cm" svg:height="9.474cm" draw:transform="rotate (-3.14159265358979) translate (15.3cm 18.774cm)">
          <draw:image xlink:href="Pictures/1000000000000339000002F72853FF8C5B694765.png" xlink:type="simple" xlink:show="embed" xlink:actuate="onLoad">
            <text:p/>
          </draw:image>
        </draw:frame>
        <draw:frame draw:style-name="gr10" draw:text-style-name="P1" draw:layer="layout" svg:width="6cm" svg:height="3.406cm" draw:transform="rotate (-3.14159265358979) translate (19.9cm 8.8cm)">
          <draw:image xlink:href="Pictures/1000020100000103000000931F185A88FDBCF235.png" xlink:type="simple" xlink:show="embed" xlink:actuate="onLoad">
            <text:p/>
          </draw:image>
        </draw:frame>
        <draw:frame draw:style-name="gr11" draw:text-style-name="P1" draw:layer="layout" svg:width="2.799cm" svg:height="3.858cm" draw:transform="rotate (-1.5707963267949) translate (5.158cm 5.601cm)">
          <draw:image xlink:href="Pictures/1000020100000191000001540922470D10BE8D8F.png" xlink:type="simple" xlink:show="embed" xlink:actuate="onLoad">
            <text:p/>
          </draw:image>
        </draw:frame>
        <draw:line draw:style-name="gr12" draw:text-style-name="P2" draw:layer="layout" svg:x1="15.7cm" svg:y1="14.7cm" svg:x2="14.6cm" svg:y2="14.9cm">
          <text:p/>
        </draw:line>
        <draw:line draw:style-name="gr12" draw:text-style-name="P2" draw:layer="layout" svg:x1="15.7cm" svg:y1="18.1cm" svg:x2="14cm" svg:y2="16.6cm">
          <text:p/>
        </draw:line>
        <draw:frame draw:style-name="gr13" draw:text-style-name="P4" draw:layer="layout" svg:width="2.324cm" svg:height="1.427cm" draw:transform="rotate (1.5707963267949) translate (10.273cm 7.724cm)">
          <draw:text-box>
            <text:p text:style-name="P3"><text:span text:style-name="T1">+3,3V</text:span></text:p>
            <text:p text:style-name="P3"><text:span text:style-name="T1">GO</text:span></text:p>
          </draw:text-box>
        </draw:frame>
        <draw:frame draw:style-name="gr14" draw:text-style-name="P6" draw:layer="layout" svg:width="1.481cm" svg:height="5.591cm" draw:transform="rotate (1.5707963267949) translate (14.067cm 7.919cm)">
          <draw:text-box>
            <text:p text:style-name="P5"><text:span text:style-name="T2">SW0</text:span></text:p>
            <text:p text:style-name="P5"><text:span text:style-name="T2">SW1</text:span></text:p>
            <text:p text:style-name="P5"><text:span text:style-name="T2">SW2</text:span></text:p>
            <text:p text:style-name="P5"><text:span text:style-name="T2">SW3</text:span></text:p>
            <text:p text:style-name="P5"><text:span text:style-name="T2">SW4</text:span></text:p>
            <text:p text:style-name="P5"><text:span text:style-name="T2">SW5</text:span></text:p>
            <text:p text:style-name="P5"><text:span text:style-name="T2">SW6</text:span></text:p>
            <text:p text:style-name="P5"><text:span text:style-name="T2">SW7</text:span></text:p>
            <text:p text:style-name="P5"><text:span text:style-name="T2"/></text:p>
            <text:p text:style-name="P5"><text:span text:style-name="T2">SW8</text:span></text:p>
            <text:p text:style-name="P5"><text:span text:style-name="T2">SW9</text:span></text:p>
            <text:p text:style-name="P5"><text:span text:style-name="T2">SW10</text:span></text:p>
            <text:p text:style-name="P5"><text:span text:style-name="T2">SW11</text:span></text:p>
            <text:p text:style-name="P5"><text:span text:style-name="T2">SW12</text:span></text:p>
            <text:p text:style-name="P5"><text:span text:style-name="T2">SW13</text:span></text:p>
          </draw:text-box>
        </draw:frame>
        <draw:line draw:style-name="gr12" draw:text-style-name="P2" draw:layer="layout" svg:x1="6.9cm" svg:y1="8.6cm" svg:x2="8.8cm" svg:y2="9.9cm">
          <text:p/>
        </draw:line>
        <draw:line draw:style-name="gr12" draw:text-style-name="P2" draw:layer="layout" svg:x1="11.1cm" svg:y1="8.7cm" svg:x2="10.3cm" svg:y2="9.5cm">
          <text:p/>
        </draw:line>
        <draw:line draw:style-name="gr12" draw:text-style-name="P2" draw:layer="layout" svg:x1="14.9cm" svg:y1="8.8cm" svg:x2="12.7cm" svg:y2="9.9cm">
          <text:p/>
        </draw:line>
        <draw:line draw:style-name="gr12" draw:text-style-name="P2" draw:layer="layout" svg:x1="15.9cm" svg:y1="11.9cm" svg:x2="14.5cm" svg:y2="12.9cm">
          <text:p/>
        </draw:line>
        <draw:line draw:style-name="gr12" draw:text-style-name="P2" draw:layer="layout" svg:x1="4.1cm" svg:y1="14.4cm" svg:x2="5.9cm" svg:y2="14.4cm">
          <text:p/>
        </draw:line>
        <draw:line draw:style-name="gr15" draw:text-style-name="P2" draw:layer="layout" svg:x1="5cm" svg:y1="19.6cm" svg:x2="6.8cm" svg:y2="18.7cm">
          <text:p/>
        </draw:line>
        <draw:line draw:style-name="gr15" draw:text-style-name="P2" draw:layer="layout" svg:x1="9.4cm" svg:y1="20.8cm" svg:x2="9.9cm" svg:y2="18.6cm">
          <text:p/>
        </draw:line>
        <draw:line draw:style-name="gr15" draw:text-style-name="P2" draw:layer="layout" svg:x1="14.5cm" svg:y1="20.8cm" svg:x2="12.5cm" svg:y2="18.6cm">
          <text:p/>
        </draw:line>
        <draw:frame draw:style-name="gr16" draw:text-style-name="P8" draw:layer="layout" svg:width="2.1cm" svg:height="1.904cm" draw:transform="rotate (1.5707963267949) translate (9.836cm 26.076cm)">
          <draw:text-box>
            <text:p text:style-name="P7"><text:span text:style-name="T3">OC5</text:span></text:p>
            <text:p text:style-name="P7"><text:span text:style-name="T3">+5VA</text:span></text:p>
            <text:p text:style-name="P7"><text:span text:style-name="T3">GND</text:span></text:p>
          </draw:text-box>
        </draw:frame>
        <draw:frame draw:style-name="gr16" draw:text-style-name="P10" draw:layer="layout" svg:width="2.1cm" svg:height="1.904cm" draw:transform="rotate (1.5707963267949) translate (14.536cm 26.076cm)">
          <draw:text-box>
            <text:p text:style-name="P9"><text:span text:style-name="T4">CAN3</text:span></text:p>
            <text:p text:style-name="P9"><text:span text:style-name="T4">+12V</text:span></text:p>
            <text:p text:style-name="P9"><text:span text:style-name="T4">GND</text:span></text:p>
          </draw:text-box>
        </draw:frame>
        <draw:frame draw:style-name="gr16" draw:text-style-name="P10" draw:layer="layout" svg:width="2.1cm" svg:height="1.904cm" draw:transform="rotate (1.5707963267949) translate (16.136cm 26.076cm)">
          <draw:text-box>
            <text:p text:style-name="P9"><text:span text:style-name="T4">CAN2</text:span></text:p>
            <text:p text:style-name="P9"><text:span text:style-name="T4">+12V</text:span></text:p>
            <text:p text:style-name="P9"><text:span text:style-name="T4">GND</text:span></text:p>
          </draw:text-box>
        </draw:frame>
        <draw:frame draw:style-name="gr16" draw:text-style-name="P10" draw:layer="layout" svg:width="2.1cm" svg:height="1.904cm" draw:transform="rotate (1.5707963267949) translate (17.736cm 26.076cm)">
          <draw:text-box>
            <text:p text:style-name="P9"><text:span text:style-name="T5">CAN1</text:span></text:p>
            <text:p text:style-name="P9"><text:span text:style-name="T5">+12V</text:span></text:p>
            <text:p text:style-name="P9"><text:span text:style-name="T5">GND</text:span></text:p>
          </draw:text-box>
        </draw:frame>
        <draw:frame draw:style-name="gr16" draw:text-style-name="P10" draw:layer="layout" svg:width="2.1cm" svg:height="1.904cm" draw:transform="rotate (1.5707963267949) translate (12.936cm 26.076cm)">
          <draw:text-box>
            <text:p text:style-name="P9"><text:span text:style-name="T4">CAN4</text:span></text:p>
            <text:p text:style-name="P9"><text:span text:style-name="T4">+12V</text:span></text:p>
            <text:p text:style-name="P9"><text:span text:style-name="T4">GND</text:span></text:p>
          </draw:text-box>
        </draw:frame>
        <draw:frame draw:style-name="gr16" draw:text-style-name="P12" draw:layer="layout" svg:width="2.1cm" svg:height="1.904cm" draw:transform="rotate (1.5707963267949) translate (8.236cm 26.076cm)">
          <draw:text-box>
            <text:p text:style-name="P11"><text:span text:style-name="T4">OC2</text:span></text:p>
            <text:p text:style-name="P11"><text:span text:style-name="T4">+5VA</text:span></text:p>
            <text:p text:style-name="P11"><text:span text:style-name="T4">GND</text:span></text:p>
          </draw:text-box>
        </draw:frame>
        <draw:frame draw:style-name="gr16" draw:text-style-name="P8" draw:layer="layout" svg:width="2.1cm" svg:height="1.904cm" draw:transform="rotate (1.5707963267949) translate (9.836cm 26.076cm)">
          <draw:text-box>
            <text:p text:style-name="P7"><text:span text:style-name="T3">OC5</text:span></text:p>
            <text:p text:style-name="P7"><text:span text:style-name="T3">+5VA</text:span></text:p>
            <text:p text:style-name="P7"><text:span text:style-name="T3">GND</text:span></text:p>
          </draw:text-box>
        </draw:frame>
        <draw:frame draw:style-name="gr16" draw:text-style-name="P12" draw:layer="layout" svg:width="2.1cm" svg:height="1.904cm" draw:transform="rotate (1.5707963267949) translate (6.536cm 26.076cm)">
          <draw:text-box>
            <text:p text:style-name="P11"><text:span text:style-name="T4">OC1</text:span></text:p>
            <text:p text:style-name="P11"><text:span text:style-name="T4">+5VA</text:span></text:p>
            <text:p text:style-name="P11"><text:span text:style-name="T4">GND</text:span></text:p>
          </draw:text-box>
        </draw:frame>
        <draw:frame draw:style-name="gr16" draw:text-style-name="P12" draw:layer="layout" svg:width="2.1cm" svg:height="1.904cm" draw:transform="rotate (1.5707963267949) translate (9.836cm 26.076cm)">
          <draw:text-box>
            <text:p text:style-name="P11"><text:span text:style-name="T4">OC5</text:span></text:p>
            <text:p text:style-name="P11"><text:span text:style-name="T4">+5VA</text:span></text:p>
            <text:p text:style-name="P11"><text:span text:style-name="T4">GND</text:span></text:p>
          </draw:text-box>
        </draw:frame>
        <draw:frame draw:style-name="gr16" draw:text-style-name="P8" draw:layer="layout" svg:width="2.1cm" svg:height="2.455cm" draw:transform="rotate (1.5707963267949) translate (3.445cm 26.1cm)">
          <draw:text-box>
            <text:p text:style-name="P7"><text:span text:style-name="T3">RX5</text:span></text:p>
            <text:p text:style-name="P7"><text:span text:style-name="T3">+5V</text:span></text:p>
            <text:p text:style-name="P7"><text:span text:style-name="T3">TX5</text:span></text:p>
            <text:p text:style-name="P7"><text:span text:style-name="T3">GND</text:span></text:p>
          </draw:text-box>
        </draw:frame>
        <draw:frame draw:style-name="gr16" draw:text-style-name="P8" draw:layer="layout" svg:width="2.1cm" svg:height="2.455cm" draw:transform="rotate (1.5707963267949) translate (1.146cm 26.1cm)">
          <draw:text-box>
            <text:p text:style-name="P7"><text:span text:style-name="T3">RX6</text:span></text:p>
            <text:p text:style-name="P7"><text:span text:style-name="T3">+5V</text:span></text:p>
            <text:p text:style-name="P7"><text:span text:style-name="T3">TX6</text:span></text:p>
            <text:p text:style-name="P7"><text:span text:style-name="T3">GND</text:span></text:p>
          </draw:text-box>
        </draw:frame>
        <draw:frame draw:style-name="gr16" draw:text-style-name="P14" draw:layer="layout" svg:width="2.1cm" svg:height="2.455cm" draw:transform="rotate (1.5707963267949) translate (3.446cm 19.9cm)">
          <draw:text-box>
            <text:p text:style-name="P13"><text:span text:style-name="T3">RX2</text:span></text:p>
            <text:p text:style-name="P13"><text:span text:style-name="T3">+5V</text:span></text:p>
            <text:p text:style-name="P13"><text:span text:style-name="T3">TX2</text:span></text:p>
            <text:p text:style-name="P13"><text:span text:style-name="T3">GND</text:span></text:p>
          </draw:text-box>
        </draw:frame>
        <draw:frame draw:style-name="gr16" draw:text-style-name="P14" draw:layer="layout" svg:width="2.1cm" svg:height="2.455cm" draw:transform="rotate (1.5707963267949) translate (1.246cm 19.9cm)">
          <draw:text-box>
            <text:p text:style-name="P13"><text:span text:style-name="T3">RX1</text:span></text:p>
            <text:p text:style-name="P13"><text:span text:style-name="T3">+5V</text:span></text:p>
            <text:p text:style-name="P13"><text:span text:style-name="T3">TX1</text:span></text:p>
            <text:p text:style-name="P13"><text:span text:style-name="T3">GND</text:span></text:p>
          </draw:text-box>
        </draw:frame>
        <draw:frame draw:style-name="gr17" draw:text-style-name="P16" draw:layer="layout" svg:width="2cm" svg:height="2.7cm" svg:x="15.6cm" svg:y="13.5cm">
          <draw:text-box>
            <text:p text:style-name="P15"><text:span text:style-name="T6">GND</text:span></text:p>
            <text:p text:style-name="P15"><text:span text:style-name="T6">RST</text:span></text:p>
            <text:p text:style-name="P15"><text:span text:style-name="T6">GND</text:span></text:p>
            <text:p text:style-name="P15"><text:span text:style-name="T6">RST</text:span></text:p>
          </draw:text-box>
        </draw:frame>
        <draw:frame draw:style-name="gr18" draw:text-style-name="P18" draw:layer="layout" svg:width="2.7cm" svg:height="2.139cm" draw:transform="rotate (1.5707963267949) translate (2.061cm 15.2cm)">
          <draw:text-box>
            <text:p text:style-name="P17"><text:span text:style-name="T7">LCD</text:span></text:p>
          </draw:text-box>
        </draw:frame>
        <draw:frame draw:style-name="gr18" draw:text-style-name="P18" draw:layer="layout" svg:width="2.7cm" svg:height="2.139cm" svg:x="5.9cm" svg:y="6.461cm">
          <draw:text-box>
            <text:p text:style-name="P17"><text:span text:style-name="T7">IC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9T22:05:58.341000000</dc:date>
    <meta:editing-duration>PT26M15S</meta:editing-duration>
    <meta:editing-cycles>5</meta:editing-cycles>
    <meta:generator>LibreOffice/5.2.7.2$Windows_x86 LibreOffice_project/2b7f1e640c46ceb28adf43ee075a6e8b8439ed10</meta:generator>
    <meta:document-statistic meta:object-count="40"/>
  </office:meta>
</office:document-meta>
</file>